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ba31"/>
    </style:style>
    <style:style style:name="P2" style:family="paragraph" style:parent-style-name="Standard">
      <style:text-properties fo:font-weight="bold" officeooo:rsid="0020588c" officeooo:paragraph-rsid="0020588c" style:font-weight-asian="bold" style:font-weight-complex="bold"/>
    </style:style>
    <style:style style:name="P3" style:family="paragraph" style:parent-style-name="Standard">
      <style:text-properties fo:color="#cccccc" loext:opacity="100%" style:font-name="Consolas" fo:font-size="10.5pt" fo:font-weight="normal" officeooo:rsid="0020588c" officeooo:paragraph-rsid="0020588c" fo:background-color="#1f1f1f" style:font-weight-asian="bold" style:font-weight-complex="bold"/>
    </style:style>
    <style:style style:name="P4" style:family="paragraph" style:parent-style-name="Standard">
      <style:text-properties officeooo:paragraph-rsid="0020588c"/>
    </style:style>
    <style:style style:name="P5" style:family="paragraph" style:parent-style-name="Standard">
      <style:text-properties officeooo:rsid="0020f8b2" officeooo:paragraph-rsid="0020f8b2"/>
    </style:style>
    <style:style style:name="P6" style:family="paragraph" style:parent-style-name="Standard">
      <style:text-properties officeooo:rsid="0013ba31" officeooo:paragraph-rsid="0013ba31"/>
    </style:style>
    <style:style style:name="P7" style:family="paragraph" style:parent-style-name="Text_20_body">
      <style:text-properties officeooo:rsid="0013ba31" officeooo:paragraph-rsid="0013ba31"/>
    </style:style>
    <style:style style:name="P8" style:family="paragraph" style:parent-style-name="Heading_20_3">
      <style:paragraph-properties fo:margin-left="0cm" fo:margin-right="0cm" fo:margin-top="0.847cm" fo:margin-bottom="0.212cm" style:contextual-spacing="false" style:line-height-at-least="0.635cm" fo:orphans="2" fo:widows="2" fo:text-indent="0cm" style:auto-text-indent="false"/>
      <style:text-properties fo:font-variant="normal" fo:text-transform="none" fo:color="#000000" loext:opacity="100%" style:font-name="Inter Variable" fo:font-size="12pt" fo:letter-spacing="normal" fo:font-style="normal" fo:font-weight="normal" officeooo:rsid="0013ba31"/>
    </style:style>
    <style:style style:name="P9" style:family="paragraph" style:parent-style-name="Text_20_body" style:list-style-name="L1">
      <style:paragraph-properties fo:margin-left="0cm" fo:margin-right="0cm" fo:margin-top="0.635cm" fo:margin-bottom="0cm" style:contextual-spacing="false" style:line-height-at-least="0.582cm" fo:orphans="2" fo:widows="2" fo:text-indent="0cm" style:auto-text-indent="false" fo:padding="0cm" fo:border="none"/>
      <style:text-properties officeooo:rsid="0013ba31"/>
    </style:style>
    <style:style style:name="P10" style:family="paragraph" style:parent-style-name="Text_20_body" style:list-style-name="L1">
      <style:paragraph-properties fo:margin-left="0cm" fo:margin-right="0cm" fo:margin-top="0.635cm" fo:margin-bottom="0cm" style:contextual-spacing="false" fo:orphans="2" fo:widows="2" fo:text-indent="0cm" style:auto-text-indent="false" fo:padding="0cm" fo:border="none"/>
      <style:text-properties officeooo:rsid="0013ba31"/>
    </style:style>
    <style:style style:name="P11" style:family="paragraph" style:parent-style-name="Text_20_body">
      <style:paragraph-properties fo:margin-left="0cm" fo:margin-right="0cm" fo:margin-top="0.635cm" fo:margin-bottom="0cm" style:contextual-spacing="false" style:line-height-at-least="0.582cm" fo:orphans="2" fo:widows="2" fo:text-indent="0cm" style:auto-text-indent="false" fo:padding="0cm" fo:border="none"/>
      <style:text-properties officeooo:rsid="0013ba31"/>
    </style:style>
    <style:style style:name="P12" style:family="paragraph" style:parent-style-name="Text_20_body">
      <style:paragraph-properties fo:margin-left="0cm" fo:margin-right="0cm" fo:margin-top="0.635cm" fo:margin-bottom="0cm" style:contextual-spacing="false" style:line-height-at-least="0.582cm" fo:orphans="2" fo:widows="2" fo:text-indent="0cm" style:auto-text-indent="false" fo:padding="0cm" fo:border="none"/>
      <style:text-properties fo:font-variant="normal" fo:text-transform="none" fo:color="#000000" loext:opacity="100%" style:font-name="Inter Variable" fo:font-size="12pt" fo:letter-spacing="normal" fo:font-style="normal" fo:font-weight="normal" officeooo:rsid="0013d1b1"/>
    </style:style>
    <style:style style:name="P13" style:family="paragraph" style:parent-style-name="Text_20_body">
      <style:paragraph-properties fo:margin-left="0cm" fo:margin-right="0cm" fo:margin-top="0.635cm" fo:margin-bottom="0cm" style:contextual-spacing="false" style:line-height-at-least="0.582cm" fo:orphans="2" fo:widows="2" fo:text-indent="0cm" style:auto-text-indent="false" fo:padding="0cm" fo:border="none"/>
      <style:text-properties fo:font-variant="normal" fo:text-transform="none" fo:color="#000000" loext:opacity="100%" style:font-name="Inter Variable" fo:font-size="12pt" fo:letter-spacing="normal" fo:font-style="normal" fo:font-weight="normal" officeooo:rsid="0013ba31"/>
    </style:style>
    <style:style style:name="P14" style:family="paragraph" style:parent-style-name="Text_20_body">
      <style:paragraph-properties fo:margin-left="0cm" fo:margin-right="0cm" fo:margin-top="0.635cm" fo:margin-bottom="0cm" style:contextual-spacing="false" style:line-height-at-least="0.582cm" fo:orphans="2" fo:widows="2" fo:text-indent="0cm" style:auto-text-indent="false" fo:padding="0cm" fo:border="none"/>
      <style:text-properties fo:font-variant="normal" fo:text-transform="none" fo:color="#000000" loext:opacity="100%" style:font-name="Inter Variable" fo:font-size="12pt" fo:letter-spacing="normal" fo:font-style="normal" fo:font-weight="normal" officeooo:rsid="0018b351" officeooo:paragraph-rsid="0018b351"/>
    </style:style>
    <style:style style:name="P15" style:family="paragraph" style:parent-style-name="Text_20_body">
      <style:paragraph-properties fo:margin-left="0cm" fo:margin-right="0cm" fo:margin-top="0.635cm" fo:margin-bottom="0cm" style:contextual-spacing="false" style:line-height-at-least="0.582cm" fo:orphans="2" fo:widows="2" fo:text-indent="0cm" style:auto-text-indent="false" fo:padding="0cm" fo:border="none"/>
      <style:text-properties officeooo:rsid="0018b351" officeooo:paragraph-rsid="0018b351"/>
    </style:style>
    <style:style style:name="P16" style:family="paragraph" style:parent-style-name="Text_20_body" style:list-style-name="L2">
      <style:paragraph-properties fo:margin-left="0cm" fo:margin-right="0cm" fo:margin-top="0.635cm" fo:margin-bottom="0cm" style:contextual-spacing="false" style:line-height-at-least="0.582cm" fo:orphans="2" fo:widows="2" fo:text-indent="0cm" style:auto-text-indent="false" fo:padding="0cm" fo:border="none"/>
      <style:text-properties officeooo:rsid="0013ba31"/>
    </style:style>
    <style:style style:name="P17" style:family="paragraph" style:parent-style-name="Text_20_body" style:list-style-name="L3">
      <style:paragraph-properties fo:margin-left="0cm" fo:margin-right="0cm" fo:margin-top="0.635cm" fo:margin-bottom="0cm" style:contextual-spacing="false" fo:orphans="2" fo:widows="2" fo:text-indent="0cm" style:auto-text-indent="false" fo:padding="0cm" fo:border="none"/>
      <style:text-properties fo:font-variant="normal" fo:text-transform="none" fo:color="#000000" loext:opacity="100%" style:font-name="Inter Variable" fo:font-size="12pt" fo:letter-spacing="normal" fo:font-style="normal" fo:font-weight="normal" officeooo:rsid="0013ba31"/>
    </style:style>
    <style:style style:name="P18" style:family="paragraph" style:parent-style-name="Text_20_body">
      <style:paragraph-properties fo:margin-left="0cm" fo:margin-right="0cm" fo:margin-top="0.635cm" fo:margin-bottom="0cm" style:contextual-spacing="false" fo:orphans="2" fo:widows="2" fo:text-indent="0cm" style:auto-text-indent="false"/>
      <style:text-properties officeooo:rsid="0013ba31"/>
    </style:style>
    <style:style style:name="P19" style:family="paragraph" style:parent-style-name="Text_20_body">
      <style:paragraph-properties fo:margin-left="0cm" fo:margin-right="0cm" fo:margin-top="0.635cm" fo:margin-bottom="0cm" style:contextual-spacing="false" fo:orphans="2" fo:widows="2" fo:text-indent="0cm" style:auto-text-indent="false"/>
      <style:text-properties fo:font-variant="normal" fo:text-transform="none" fo:color="#000000" loext:opacity="100%" style:font-name="Inter Variable" fo:font-size="12pt" fo:letter-spacing="normal" fo:font-style="normal" fo:font-weight="normal" officeooo:rsid="0013ba31"/>
    </style:style>
    <style:style style:name="P20" style:family="paragraph" style:parent-style-name="Text_20_body">
      <style:paragraph-properties fo:margin-left="0cm" fo:margin-right="0cm" fo:margin-top="0.635cm" fo:margin-bottom="0cm" style:contextual-spacing="false" fo:orphans="2" fo:widows="2" fo:text-indent="0cm" style:auto-text-indent="false"/>
      <style:text-properties fo:font-variant="normal" fo:text-transform="none" fo:color="#000000" loext:opacity="100%" style:font-name="Inter Variable" fo:font-size="12pt" fo:letter-spacing="normal" fo:font-style="normal" fo:font-weight="bold" officeooo:rsid="001a603a" officeooo:paragraph-rsid="001a603a" style:font-weight-asian="bold" style:font-weight-complex="bold"/>
    </style:style>
    <style:style style:name="P21" style:family="paragraph" style:parent-style-name="Text_20_body">
      <style:paragraph-properties fo:margin-left="0cm" fo:margin-right="0cm" fo:margin-top="0.635cm" fo:margin-bottom="0cm" style:contextual-spacing="false" fo:orphans="2" fo:widows="2" fo:text-indent="0cm" style:auto-text-indent="false"/>
      <style:text-properties fo:font-variant="normal" fo:text-transform="none" fo:color="#000000" loext:opacity="100%" style:font-name="Inter Variable" fo:font-size="12pt" fo:letter-spacing="normal" fo:font-style="normal" fo:font-weight="bold" officeooo:rsid="001f76de" officeooo:paragraph-rsid="001f76de" style:font-weight-asian="bold" style:font-weight-complex="bold"/>
    </style:style>
    <style:style style:name="P22" style:family="paragraph" style:parent-style-name="Text_20_body">
      <style:paragraph-properties fo:margin-left="0cm" fo:margin-right="0cm" fo:margin-top="0.635cm" fo:margin-bottom="0cm" style:contextual-spacing="false" fo:orphans="2" fo:widows="2" fo:text-indent="0cm" style:auto-text-indent="false"/>
      <style:text-properties fo:font-variant="normal" fo:text-transform="none" fo:color="#000000" loext:opacity="100%" style:font-name="Inter Variable" fo:font-size="12pt" fo:letter-spacing="normal" fo:font-style="normal" fo:font-weight="bold" officeooo:rsid="0021b7a9" officeooo:paragraph-rsid="0021b7a9" style:font-weight-asian="bold" style:font-weight-complex="bold"/>
    </style:style>
    <style:style style:name="P23" style:family="paragraph" style:parent-style-name="Text_20_body">
      <style:paragraph-properties fo:margin-left="0cm" fo:margin-right="0cm" fo:margin-top="0.635cm" fo:margin-bottom="0cm" style:contextual-spacing="false" fo:orphans="2" fo:widows="2" fo:text-indent="0cm" style:auto-text-indent="false"/>
      <style:text-properties fo:font-variant="normal" fo:text-transform="none" fo:color="#000000" loext:opacity="100%" style:font-name="Inter Variable" fo:font-size="12pt" fo:letter-spacing="normal" fo:font-style="normal" fo:font-weight="normal" officeooo:rsid="0021b7a9" officeooo:paragraph-rsid="0021b7a9" style:font-weight-asian="normal" style:font-weight-complex="normal"/>
    </style:style>
    <style:style style:name="P24" style:family="paragraph" style:parent-style-name="Standard">
      <style:text-properties fo:color="#000000" loext:opacity="100%" officeooo:rsid="0013ba31" officeooo:paragraph-rsid="0013ba31"/>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line-height-at-least="0.503cm"/>
    </style:style>
    <style:style style:name="P27" style:family="paragraph" style:parent-style-name="Standard">
      <style:paragraph-properties style:line-height-at-least="0.503cm"/>
      <style:text-properties fo:color="#cccccc" loext:opacity="100%" style:font-name="Consolas" fo:font-size="10.5pt" fo:font-weight="normal" fo:background-color="#1f1f1f"/>
    </style:style>
    <style:style style:name="T1" style:family="text">
      <style:text-properties officeooo:rsid="0020588c"/>
    </style:style>
    <style:style style:name="T2" style:family="text">
      <style:text-properties fo:font-variant="normal" fo:text-transform="none" fo:color="#000000" loext:opacity="100%" style:font-name="Inter Variable" fo:font-size="12pt" fo:letter-spacing="normal" fo:font-style="normal" fo:font-weight="bold"/>
    </style:style>
    <style:style style:name="T3" style:family="text">
      <style:text-properties fo:font-variant="normal" fo:text-transform="none" fo:color="#000000" loext:opacity="100%" style:font-name="Inter Variable" fo:font-size="12pt" fo:letter-spacing="normal" fo:font-style="normal" fo:font-weight="normal"/>
    </style:style>
    <style:style style:name="T4" style:family="text">
      <style:text-properties fo:font-variant="normal" fo:text-transform="none" fo:color="#000000" loext:opacity="100%" fo:font-family="'DM Mono', ui-monospace, SFMono-Regular, Menlo, Monaco, Consolas, 'Liberation Mono', 'Courier New', monospace" fo:font-size="10.5pt" fo:letter-spacing="normal" fo:font-style="normal" fo:font-weight="normal" loext:padding-left="0.053cm" loext:padding-right="0.053cm" loext:padding-top="0.049cm" loext:padding-bottom="0.049cm" loext:border="0.06pt solid #000000"/>
    </style:style>
    <style:style style:name="T5" style:family="text">
      <style:text-properties fo:font-variant="normal" fo:text-transform="none" fo:color="#000000" loext:opacity="100%" fo:font-family="'DM Mono', ui-monospace, SFMono-Regular, Menlo, Monaco, Consolas, 'Liberation Mono', 'Courier New', monospace" fo:font-size="10.5pt" fo:letter-spacing="normal" fo:font-style="normal" fo:font-weight="normal" officeooo:rsid="0018b351" loext:padding-left="0.053cm" loext:padding-right="0.053cm" loext:padding-top="0.049cm" loext:padding-bottom="0.049cm" loext:border="0.06pt solid #000000"/>
    </style:style>
    <style:style style:name="T6" style:family="text">
      <style:text-properties officeooo:rsid="0014be96"/>
    </style:style>
    <style:style style:name="T7" style:family="text">
      <style:text-properties fo:font-variant="normal" fo:text-transform="none" fo:color="#000000" loext:opacity="100%" style:font-name="Inter Variable" fo:font-size="12pt" fo:letter-spacing="normal" fo:font-style="normal" fo:font-weight="normal" officeooo:rsid="0013ba31" loext:padding-left="0.053cm" loext:padding-right="0.053cm" loext:padding-top="0.049cm" loext:padding-bottom="0.049cm" loext:border="0.06pt solid #000000"/>
    </style:style>
    <style:style style:name="T8" style:family="text">
      <style:text-properties fo:font-variant="normal" fo:text-transform="none" fo:color="#000000" loext:opacity="100%" fo:font-family="'DM Mono', ui-monospace, SFMono-Regular, Menlo, Monaco, Consolas, 'Liberation Mono', 'Courier New', monospace" fo:font-size="10.5pt" fo:letter-spacing="normal" fo:font-style="normal" fo:font-weight="normal" officeooo:rsid="0013ba31" loext:padding-left="0.053cm" loext:padding-right="0.053cm" loext:padding-top="0.049cm" loext:padding-bottom="0.049cm" loext:border="0.06pt solid #000000"/>
    </style:style>
    <style:style style:name="T9" style:family="text">
      <style:text-properties fo:font-variant="normal" fo:text-transform="none" fo:color="#000000" loext:opacity="100%" style:font-name="Inter Variable" fo:font-size="12pt" fo:letter-spacing="normal" fo:font-style="normal" fo:font-weight="normal" officeooo:rsid="0013ba31"/>
    </style:style>
    <style:style style:name="T10" style:family="text">
      <style:text-properties fo:font-weight="bold" loext:padding="0cm" loext:border="none"/>
    </style:style>
    <text:list-style style:name="L1">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gchain Update notes</text:p>
      <text:p text:style-name="P1"/>
      <text:p text:style-name="P1"/>
      <text:p text:style-name="P1"/>
      <text:p text:style-name="P2">ENVIRONMENT VARIABLES</text:p>
      <text:p text:style-name="P2"/>
      <text:p text:style-name="P2">Some functions fetch the api key from environement variable. In this case we need to</text:p>
      <text:p text:style-name="P2">define the environment variable in same way which is as per documentation.</text:p>
      <text:p text:style-name="P2">Example:</text:p>
      <text:p text:style-name="Standard">os.environ["GROQ_API_KEY"] = os.getenv("groqAPIKey")</text:p>
      <text:p text:style-name="P3"/>
      <text:p text:style-name="Standard">instead of :</text:p>
      <text:p text:style-name="Standard"/>
      <text:p text:style-name="P4">os.environ["G<text:span text:style-name="T1">roq</text:span>A<text:span text:style-name="T1">pi</text:span>"] = os.getenv("groqAPIKey")</text:p>
      <text:p text:style-name="P4"/>
      <text:p text:style-name="P5">and when we are expected to give only the api key, there we can directly use:</text:p>
      <text:p text:style-name="P5"/>
      <text:p text:style-name="P5">apiKey = os.getenv(“geminiApiKey”)</text:p>
      <text:p text:style-name="P2"/>
      <text:p text:style-name="Standard"/>
      <text:p text:style-name="Standard"/>
      <text:p text:style-name="P6">1.UV</text:p>
      <text:p text:style-name="P6"/>
      <text:p text:style-name="P7"><text:span text:style-name="Strong_20_Emphasis"><text:span text:style-name="T2">uv</text:span></text:span><text:span text:style-name="T3"> is a modern, high-performance Python package and project manager written in </text:span><text:span text:style-name="Strong_20_Emphasis"><text:span text:style-name="T2">Rust</text:span></text:span><text:span text:style-name="T3">, developed by the team behind the linter </text:span><text:span text:style-name="Strong_20_Emphasis"><text:span text:style-name="T2">Ruff</text:span></text:span><text:span text:style-name="T3">.  It is designed as a </text:span><text:span text:style-name="Strong_20_Emphasis"><text:span text:style-name="T2">drop-in replacement</text:span></text:span><text:span text:style-name="T3"> for traditional tools like </text:span><text:span text:style-name="Source_20_Text"><text:span text:style-name="T4">pip</text:span></text:span><text:span text:style-name="T3">, </text:span><text:span text:style-name="Source_20_Text"><text:span text:style-name="T4">virtualenv</text:span></text:span><text:span text:style-name="T3">, </text:span><text:span text:style-name="Source_20_Text"><text:span text:style-name="T4">pip-tools</text:span></text:span><text:span text:style-name="T3">, </text:span><text:span text:style-name="Source_20_Text"><text:span text:style-name="T4">poetry</text:span></text:span><text:span text:style-name="T3">, and </text:span><text:span text:style-name="Source_20_Text"><text:span text:style-name="T4">pyenv</text:span></text:span><text:span text:style-name="T3">, combining their functionalities into a single, unified tool. </text:span></text:p>
      <text:h text:style-name="P8" text:outline-level="3">Key Features of uv:</text:h>
      <text:list text:style-name="L1">
        <text:list-item>
          <text:p text:style-name="P9"><text:span text:style-name="Strong_20_Emphasis"><text:span text:style-name="T2">Blazing Speed</text:span></text:span><text:span text:style-name="T3">: 10–100x faster than </text:span><text:span text:style-name="Source_20_Text"><text:span text:style-name="T4">pip</text:span></text:span><text:span text:style-name="T3"> for package installation and dependency resolution, thanks to Rust’s performance and parallel processing. </text:span></text:p>
        </text:list-item>
        <text:list-item>
          <text:p text:style-name="P10"><text:span text:style-name="Strong_20_Emphasis"><text:span text:style-name="T2">All-in-One Solution</text:span></text:span><text:span text:style-name="T3">: Handles Python version management, virtual environment creation, dependency installation, lockfile generation, script execution, and tool isolation. </text:span></text:p>
        </text:list-item>
        <text:list-item>
          <text:p text:style-name="P9"><text:span text:style-name="Strong_20_Emphasis"><text:span text:style-name="T2">Seamless Compatibility</text:span></text:span><text:span text:style-name="T3">: Works with existing </text:span><text:span text:style-name="Source_20_Text"><text:span text:style-name="T4">requirements.txt</text:span></text:span><text:span text:style-name="T3">, </text:span><text:span text:style-name="Source_20_Text"><text:span text:style-name="T4">pyproject.toml</text:span></text:span><text:span text:style-name="T3">, and </text:span><text:span text:style-name="Source_20_Text"><text:span text:style-name="T4">pip</text:span></text:span><text:span text:style-name="T3"> workflows without requiring changes to your current projects. </text:span></text:p>
        </text:list-item>
        <text:list-item>
          <text:p text:style-name="P10"><text:span text:style-name="Strong_20_Emphasis"><text:span text:style-name="T2">Global Cache</text:span></text:span><text:span text:style-name="T3">: Uses a shared, deduplicated cache to reduce disk usage and avoid redundant downloads. </text:span></text:p>
        </text:list-item>
        <text:list-item>
          <text:p text:style-name="P10"><text:span text:style-name="Strong_20_Emphasis"><text:span text:style-name="T2">Cross-Platform</text:span></text:span><text:span text:style-name="T3">: Supports </text:span><text:span text:style-name="Strong_20_Emphasis"><text:span text:style-name="T2">Linux, macOS, and Windows</text:span></text:span><text:span text:style-name="T3">. </text:span></text:p>
        </text:list-item>
        <text:list-item>
          <text:p text:style-name="P9"><text:soft-page-break/><text:span text:style-name="Strong_20_Emphasis"><text:span text:style-name="T2">Flexible Installation</text:span></text:span><text:span text:style-name="T3">: Can be installed via standalone scripts (</text:span><text:span text:style-name="Source_20_Text"><text:span text:style-name="T4">curl</text:span></text:span><text:span text:style-name="T3">/PowerShell), </text:span><text:span text:style-name="Source_20_Text"><text:span text:style-name="T4">pip</text:span></text:span><text:span text:style-name="T3">, </text:span><text:span text:style-name="Source_20_Text"><text:span text:style-name="T4">pipx</text:span></text:span><text:span text:style-name="T3">, or </text:span><text:span text:style-name="Source_20_Text"><text:span text:style-name="T4">Homebrew</text:span></text:span><text:span text:style-name="T3">. </text:span></text:p>
        </text:list-item>
      </text:list>
      <text:h text:style-name="P8" text:outline-level="3">Core Commands:</text:h>
      <text:p text:style-name="P11"><text:span text:style-name="Source_20_Text"><text:span text:style-name="T5">*</text:span></text:span><text:span text:style-name="Source_20_Text"><text:span text:style-name="T4">uv init</text:span></text:span><text:span text:style-name="T3"> – Initialize a new project with </text:span><text:span text:style-name="Source_20_Text"><text:span text:style-name="T4">pyproject.toml</text:span></text:span><text:span text:style-name="T3"> and a virtual environment.</text:span></text:p>
      <text:p text:style-name="P12"><text:s/>Uv venv – creates a virtual environement</text:p>
      <text:p text:style-name="P13">.venv\Scripts\activate – <text:span text:style-name="T6">Activates the virtual Environment</text:span></text:p>
      <text:p text:style-name="P14">uv add -r requirement.txt – Installs packages mentioned in requirement fil</text:p>
      <text:p text:style-name="P15"><text:span text:style-name="Source_20_Text"><text:span text:style-name="T7">*</text:span></text:span><text:span text:style-name="Source_20_Text"><text:span text:style-name="T8">uv add &lt;package&gt;</text:span></text:span><text:span text:style-name="T9"> – Install a package and update the lockfile.</text:span></text:p>
      <text:list text:style-name="L2">
        <text:list-item>
          <text:p text:style-name="P16"><text:span text:style-name="Source_20_Text"><text:span text:style-name="T4">uv sync</text:span></text:span><text:span text:style-name="T3"> – Install dependencies from the lockfile into the virtual environment.</text:span></text:p>
        </text:list-item>
        <text:list-item>
          <text:p text:style-name="P16"><text:span text:style-name="Source_20_Text"><text:span text:style-name="T4">uv run &lt;command&gt;</text:span></text:span><text:span text:style-name="T3"> – Run a script or tool in the project environment.</text:span></text:p>
        </text:list-item>
        <text:list-item>
          <text:p text:style-name="P16"><text:span text:style-name="Source_20_Text"><text:span text:style-name="T4">uv python install 3.12</text:span></text:span><text:span text:style-name="T3"> – Install a specific Python version. </text:span></text:p>
        </text:list-item>
      </text:list>
      <text:h text:style-name="P8" text:outline-level="3">Why Developers Choose uv:</text:h>
      <text:list text:style-name="L3">
        <text:list-item>
          <text:p text:style-name="P17"><text:span text:style-name="T10">Eliminates tool fragmentation</text:span> (no need to manage multiple tools).</text:p>
        </text:list-item>
        <text:list-item>
          <text:p text:style-name="P17"><text:span text:style-name="T10">Dramatically reduces install times</text:span> (e.g., from minutes to seconds).</text:p>
        </text:list-item>
        <text:list-item>
          <text:p text:style-name="P17">Provides reproducible, deterministic environments via lockfiles.</text:p>
        </text:list-item>
        <text:list-item>
          <text:p text:style-name="P17">Ideal for development, CI/CD pipelines, and enterprise workflows. </text:p>
        </text:list-item>
      </text:list>
      <text:p text:style-name="P18"><text:span text:style-name="T3">uv is rapidly becoming the go-to tool for modern Python development, aiming to become the </text:span><text:span text:style-name="Strong_20_Emphasis"><text:span text:style-name="T2">"Cargo for Python"</text:span></text:span><text:span text:style-name="T3"> — a single, fast, reliable tool for the entire development lifecycle.</text:span></text:p>
      <text:p text:style-name="P19"/>
      <text:p text:style-name="P19"/>
      <text:p text:style-name="P20">AGENTS</text:p>
      <text:p text:style-name="P21">ReAct Architecture – Design used to develop basic agent which uses tools.</text:p>
      <text:p text:style-name="P21"><text:soft-page-break/></text:p>
      <text:p text:style-name="P22">How does the LLM knows which tool to call?</text:p>
      <text:p text:style-name="P23">Mostly if we are using functions as tool. We need to define the docstring, which llm would go through to recognize which tool to use.</text:p>
      <text:p text:style-name="P24"/>
      <text:p text:style-name="P24"/>
      <text:p text:style-name="P25">#### Messaages</text:p>
      <text:p text:style-name="Standard"/>
      <text:p text:style-name="Standard">Messages are the fundamental unit of context of models in Langchain. They represent the input and output of models, carrying both the content and metadata needed to represent the state of a conversation when interacting with an LLM. Messages are objects that contain:</text:p>
      <text:p text:style-name="Standard"/>
      <text:p text:style-name="Standard">    1. Role - Identifies the messages type (e.g system, user)</text:p>
      <text:p text:style-name="Standard">    2. Content - Represents the actual content of the messages (like text, images, audio,documents   etc)</text:p>
      <text:p text:style-name="Standard">    3. Metadata - Optional fields such as response information, message IDs and token usage.</text:p>
      <text:p text:style-name="Standard"/>
      <text:p text:style-name="Standard">Langchain provides a standard message type that works across all model providers, ensuring consistent behavior regardless of the model being called.</text:p>
      <text:p text:style-name="Standard"/>
      <text:p text:style-name="Standard"/>
      <text:p text:style-name="Standard"/>
      <text:p text:style-name="P25">##### TEXT Prompts</text:p>
      <text:p text:style-name="Standard"/>
      <text:p text:style-name="Standard">Text prompts are strings - ideal for straigtforward generation tasks where you don't need to retain conversation history.</text:p>
      <text:p text:style-name="Standard"/>
      <text:p text:style-name="Standard">Use Text Prompts when:</text:p>
      <text:p text:style-name="Standard"/>
      <text:p text:style-name="Standard">    1. You have a single, standalone request.</text:p>
      <text:p text:style-name="Standard"/>
      <text:p text:style-name="Standard">    2. You don't need conversation history.</text:p>
      <text:p text:style-name="Standard">    </text:p>
      <text:p text:style-name="Standard">    3. You want minimal code complexity.</text:p>
      <text:p text:style-name="Standard"/>
      <text:p text:style-name="Standard"/>
      <text:p text:style-name="Standard"/>
      <text:p text:style-name="P25">#### Message Prompts</text:p>
      <text:p text:style-name="Standard"/>
      <text:p text:style-name="Standard">Alternatively, you can pass in a list of messages to the model by providing a list of message objects.</text:p>
      <text:p text:style-name="Standard"/>
      <text:p text:style-name="Standard">Message types:</text:p>
      <text:p text:style-name="Standard"/>
      <text:p text:style-name="Standard">    1. System Message : Tell the model how to behave and provide context for interactions.</text:p>
      <text:p text:style-name="Standard">    </text:p>
      <text:p text:style-name="Standard">    2. Human Message : Represent user input and interactions with the model.</text:p>
      <text:p text:style-name="Standard"/>
      <text:p text:style-name="Standard">    3. AI message : Responses generated by the model, including the text content, tool calls and metadata.</text:p>
      <text:p text:style-name="Standard"><text:soft-page-break/></text:p>
      <text:p text:style-name="Standard">    4. Tool message : Represent the outputs of tool calls.</text:p>
      <text:p text:style-name="Standard"><text:line-break/></text:p>
      <text:p text:style-name="Standard">#### WE can also give detailed system message to get expected output.</text:p>
      <text:p text:style-name="Standard"/>
      <text:p text:style-name="Standard"/>
      <text:p text:style-name="P25">### Structured Output</text:p>
      <text:p text:style-name="P26"/>
      <text:p text:style-name="Standard">Models can be requested to provide their response in a format matching a given schema. This is useful for ensuring the output can be easily parsed and used in subsequent processing. LangChain supports multiple schema types and methods for enforcing structed output.</text:p>
      <text:p text:style-name="Standard"/>
      <text:p text:style-name="Standard">### Pydantic</text:p>
      <text:p text:style-name="Standard"/>
      <text:p text:style-name="Standard">Pydantic models provide the richest feature set with field validation, descriptions and nested structures.</text:p>
      <text:p text:style-name="Standard"/>
      <text:p text:style-name="P25">### TypeDict</text:p>
      <text:p text:style-name="P26"/>
      <text:p text:style-name="Standard">TypedDict provides a simpler alternative using python's built-in typing, ideal when you don't need</text:p>
      <text:p text:style-name="Standard">runtime validation.</text:p>
      <text:p text:style-name="Standard"/>
      <text:p text:style-name="Standard"/>
      <text:p text:style-name="P25">### Middleware</text:p>
      <text:p text:style-name="P26"/>
      <text:p text:style-name="Standard">Middleware provides a way to more tightly control what happens inside the agent. Middleware is useful for the following:</text:p>
      <text:p text:style-name="Standard"/>
      <text:p text:style-name="Standard">    1. Tracking agent behaviour with logging , analytics and debugging.</text:p>
      <text:p text:style-name="Standard"/>
      <text:p text:style-name="Standard">    2. Transforming prompts, tool selection and output formatting.</text:p>
      <text:p text:style-name="Standard"/>
      <text:p text:style-name="Standard">    3. Adding retries, fallbacks and early termination logic.</text:p>
      <text:p text:style-name="Standard"/>
      <text:p text:style-name="Standard">    4. Applying rate limits, guardraills and PII detection.</text:p>
      <text:p text:style-name="Standard"/>
      <text:p text:style-name="Standard">   ### Types of Middlewares</text:p>
      <text:p text:style-name="Standard"> 1 Summarization</text:p>
      <text:p text:style-name="Standard"/>
      <text:p text:style-name="Standard">2. Human in loop </text:p>
      <text:p text:style-name="Standard"/>
      <text:p text:style-name="Standard">3. Model call limits </text:p>
      <text:p text:style-name="Standard"/>
      <text:p text:style-name="Standard">and many more</text:p>
      <text:p text:style-name="P27"/>
      <text:p text:style-name="P25">### Summarization Middleware</text:p>
      <text:p text:style-name="Standard"/>
      <text:p text:style-name="Standard">Automatically summarize conversation history when approaching token limits, preserving recent messages while compressing older context. Summarization is useful for the following:</text:p>
      <text:p text:style-name="Standard"/>
      <text:p text:style-name="Standard"> - Long-running conversation that exceeds context windows.</text:p>
      <text:p text:style-name="Standard"><text:soft-page-break/></text:p>
      <text:p text:style-name="Standard"> - Multi-turn dialogues with extensive history.</text:p>
      <text:p text:style-name="Standard"/>
      <text:p text:style-name="Standard"> - Applications where preserving full conversation context matters</text:p>
      <text:p text:style-name="P27"/>
      <text:p text:style-name="Standard"/>
      <text:p text:style-name="Standard"/>
      <text:p text:style-name="Standard"/>
      <text:p text:style-name="Standard"/>
      <text:p text:style-name="Standard"/>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2T01:22:28.433571200</meta:creation-date>
    <dc:date>2026-03-25T02:58:29.961614900</dc:date>
    <meta:editing-duration>PT4H43M28S</meta:editing-duration>
    <meta:editing-cycles>11</meta:editing-cycles>
    <meta:generator>LibreOffice/25.8.5.2$Windows_X86_64 LibreOffice_project/9c8b85f387cc00a89945a79c9e6239f32e450ac2</meta:generator>
    <meta:document-statistic meta:table-count="0" meta:image-count="0" meta:object-count="0" meta:page-count="5" meta:paragraph-count="84" meta:word-count="836" meta:character-count="5665" meta:non-whitespace-character-count="4827"/>
  </office:meta>
</office:document-meta>
</file>